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1.7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6.749cm"/>
    </style:style>
    <style:style style:name="co6" style:family="table-column">
      <style:table-column-properties fo:break-before="auto" style:column-width="15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1cm" svg:height="8.992cm" svg:x="0.659cm" svg:y="6.244cm">
            <draw:object draw:notify-on-update-of-ranges="Sheet1.A4:Sheet1.A13 Sheet1.A4:Sheet1.A13 Sheet1.B4:Sheet1.B13 Sheet1.A4:Sheet1.A13 Sheet1.C4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.999cm" svg:height="8.999cm" svg:x="34.193cm" svg:y="15.632cm">
            <draw:object draw:notify-on-update-of-ranges="Sheet1.E4:Sheet1.E9 Sheet1.G4:Sheet1.G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  <table:table-cell office:value-type="string" calcext:value-type="string">
            <text:p>M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4" table:number-rows-spanned="1">
            <text:p>Нахождение минимума функциии</text:p>
          </table:table-cell>
          <table:covered-table-cell table:number-columns-repeated="3"/>
          <table:table-cell office:value-type="string" calcext:value-type="string" table:number-columns-spanned="2" table:number-rows-spanned="1">
            <text:p>Нахождение интеграла</text:p>
          </table:table-cell>
          <table:covered-table-cell/>
          <table:table-cell/>
          <table:table-cell office:value-type="string" calcext:value-type="string">
            <text:p>Кол-во знаков полсе запятой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Кол-во знаков после запятой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iter</text:p>
          </table:table-cell>
          <table:table-cell/>
          <table:table-cell office:value-type="string" calcext:value-type="string">
            <text:p>Кол-во знаков после запятой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iter</text:p>
          </table:table-cell>
          <table:table-cell/>
          <table:table-cell office:value-type="string" calcext:value-type="string">
            <text:p>Рекурсия</text:p>
          </table:table-cell>
          <table:table-cell office:value-type="float" office:value="0.298889" calcext:value-type="float">
            <text:p>0,298889</text:p>
          </table:table-cell>
          <table:table-cell office:value-type="float" office:value="0.581459" calcext:value-type="float">
            <text:p>0,581459</text:p>
          </table:table-cell>
          <table:table-cell office:value-type="float" office:value="0.850539" calcext:value-type="float">
            <text:p>0,850539</text:p>
          </table:table-cell>
          <table:table-cell office:value-type="float" office:value="1.126498" calcext:value-type="float">
            <text:p>1,126498</text:p>
          </table:table-cell>
          <table:table-cell office:value-type="float" office:value="1.405539" calcext:value-type="float">
            <text:p>1,405539</text:p>
          </table:table-cell>
          <table:table-cell office:value-type="float" office:value="1.678397" calcext:value-type="float">
            <text:p>1,678397</text:p>
          </table:table-cell>
          <table:table-cell office:value-type="float" office:value="1.950701" calcext:value-type="float">
            <text:p>1,950701</text:p>
          </table:table-cell>
          <table:table-cell office:value-type="float" office:value="2.233646" calcext:value-type="float">
            <text:p>2,233646</text:p>
          </table:table-cell>
          <table:table-cell office:value-type="float" office:value="2.515349" calcext:value-type="float">
            <text:p>2,515349</text:p>
          </table:table-cell>
          <table:table-cell office:value-type="float" office:value="2.791621" calcext:value-type="float">
            <text:p>2,791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8889" calcext:value-type="float">
            <text:p>0,298889</text:p>
          </table:table-cell>
          <table:table-cell office:value-type="float" office:value="0.258013" calcext:value-type="float">
            <text:p>0,2580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G4]/1000000" office:value-type="float" office:value="0.000014" calcext:value-type="float">
            <text:p>0,000014</text:p>
          </table:table-cell>
          <table:table-cell office:value-type="string" calcext:value-type="string">
            <text:p>Итерация</text:p>
          </table:table-cell>
          <table:table-cell office:value-type="float" office:value="0.258013" calcext:value-type="float">
            <text:p>0,258013</text:p>
          </table:table-cell>
          <table:table-cell office:value-type="float" office:value="0.511688" calcext:value-type="float">
            <text:p>0,511688</text:p>
          </table:table-cell>
          <table:table-cell office:value-type="float" office:value="0.760413" calcext:value-type="float">
            <text:p>0,760413</text:p>
          </table:table-cell>
          <table:table-cell office:value-type="float" office:value="1.012176" calcext:value-type="float">
            <text:p>1,012176</text:p>
          </table:table-cell>
          <table:table-cell office:value-type="float" office:value="1.266514" calcext:value-type="float">
            <text:p>1,266514</text:p>
          </table:table-cell>
          <table:table-cell office:value-type="float" office:value="1.515109" calcext:value-type="float">
            <text:p>1,515109</text:p>
          </table:table-cell>
          <table:table-cell office:value-type="float" office:value="1.762751" calcext:value-type="float">
            <text:p>1,762751</text:p>
          </table:table-cell>
          <table:table-cell office:value-type="float" office:value="2.020436" calcext:value-type="float">
            <text:p>2,020436</text:p>
          </table:table-cell>
          <table:table-cell office:value-type="float" office:value="2.275659" calcext:value-type="float">
            <text:p>2,275659</text:p>
          </table:table-cell>
          <table:table-cell office:value-type="float" office:value="2.528599" calcext:value-type="float">
            <text:p>2,528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1459" calcext:value-type="float">
            <text:p>0,581459</text:p>
          </table:table-cell>
          <table:table-cell office:value-type="float" office:value="0.511688" calcext:value-type="float">
            <text:p>0,511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G5]/1000000" office:value-type="float" office:value="0.000023" calcext:value-type="float">
            <text:p>0,000023</text:p>
          </table:table-cell>
          <table:table-cell office:value-type="string" calcext:value-type="string">
            <text:p>Интеграл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0539" calcext:value-type="float">
            <text:p>0,850539</text:p>
          </table:table-cell>
          <table:table-cell office:value-type="float" office:value="0.760413" calcext:value-type="float">
            <text:p>0,7604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[.G6]/1000000" office:value-type="float" office:value="0.000091" calcext:value-type="float">
            <text:p>0,000091</text:p>
          </table:table-cell>
          <table:table-cell office:value-type="string" calcext:value-type="string">
            <text:p>Кол-во знаков полсе запятой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6498" calcext:value-type="float">
            <text:p>1,126498</text:p>
          </table:table-cell>
          <table:table-cell office:value-type="float" office:value="1.012176" calcext:value-type="float">
            <text:p>1,0121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table:formula="of:=[.G7]/1000000" office:value-type="float" office:value="0.000761" calcext:value-type="float">
            <text:p>0,000761</text:p>
          </table:table-cell>
          <table:table-cell office:value-type="string" calcext:value-type="string">
            <text:p>Рекурсия</text:p>
          </table:table-cell>
          <table:table-cell office:value-type="float" office:value="0.259141" calcext:value-type="float">
            <text:p>0,259141</text:p>
          </table:table-cell>
          <table:table-cell office:value-type="float" office:value="0.513729" calcext:value-type="float">
            <text:p>0,513729</text:p>
          </table:table-cell>
          <table:table-cell office:value-type="float" office:value="0.761603" calcext:value-type="float">
            <text:p>0,761603</text:p>
          </table:table-cell>
          <table:table-cell office:value-type="float" office:value="1.012058" calcext:value-type="float">
            <text:p>1,012058</text:p>
          </table:table-cell>
          <table:table-cell office:value-type="float" office:value="1.264513" calcext:value-type="float">
            <text:p>1,264513</text:p>
          </table:table-cell>
          <table:table-cell office:value-type="float" office:value="1.513026" calcext:value-type="float">
            <text:p>1,513026</text:p>
          </table:table-cell>
          <table:table-cell office:value-type="float" office:value="1.75979" calcext:value-type="float">
            <text:p>1,75979</text:p>
          </table:table-cell>
          <table:table-cell office:value-type="float" office:value="2.017086" calcext:value-type="float">
            <text:p>2,017086</text:p>
          </table:table-cell>
          <table:table-cell office:value-type="float" office:value="2.272012" calcext:value-type="float">
            <text:p>2,272012</text:p>
          </table:table-cell>
          <table:table-cell office:value-type="float" office:value="2.52402" calcext:value-type="float">
            <text:p>2,52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05539" calcext:value-type="float">
            <text:p>1,405539</text:p>
          </table:table-cell>
          <table:table-cell office:value-type="float" office:value="1.266514" calcext:value-type="float">
            <text:p>1,2665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82" calcext:value-type="float">
            <text:p>7482</text:p>
          </table:table-cell>
          <table:table-cell table:formula="of:=[.G8]/1000000" office:value-type="float" office:value="0.007482" calcext:value-type="float">
            <text:p>0,007482</text:p>
          </table:table-cell>
          <table:table-cell office:value-type="string" calcext:value-type="string">
            <text:p>Итерация</text:p>
          </table:table-cell>
          <table:table-cell office:value-type="float" office:value="0.256054" calcext:value-type="float">
            <text:p>0,256054</text:p>
          </table:table-cell>
          <table:table-cell office:value-type="float" office:value="0.5078" calcext:value-type="float">
            <text:p>0,5078</text:p>
          </table:table-cell>
          <table:table-cell office:value-type="float" office:value="0.754899" calcext:value-type="float">
            <text:p>0,754899</text:p>
          </table:table-cell>
          <table:table-cell office:value-type="float" office:value="1.004984" calcext:value-type="float">
            <text:p>1,004984</text:p>
          </table:table-cell>
          <table:table-cell office:value-type="float" office:value="1.257919" calcext:value-type="float">
            <text:p>1,257919</text:p>
          </table:table-cell>
          <table:table-cell office:value-type="float" office:value="1.504968" calcext:value-type="float">
            <text:p>1,504968</text:p>
          </table:table-cell>
          <table:table-cell office:value-type="float" office:value="1.751143" calcext:value-type="float">
            <text:p>1,751143</text:p>
          </table:table-cell>
          <table:table-cell office:value-type="float" office:value="2.007397" calcext:value-type="float">
            <text:p>2,007397</text:p>
          </table:table-cell>
          <table:table-cell office:value-type="float" office:value="2.261277" calcext:value-type="float">
            <text:p>2,261277</text:p>
          </table:table-cell>
          <table:table-cell office:value-type="float" office:value="2.51291" calcext:value-type="float">
            <text:p>2,512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78397" calcext:value-type="float">
            <text:p>1,678397</text:p>
          </table:table-cell>
          <table:table-cell office:value-type="float" office:value="1.515109" calcext:value-type="float">
            <text:p>1,5151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4434" calcext:value-type="float">
            <text:p>74434</text:p>
          </table:table-cell>
          <table:table-cell table:formula="of:=[.G9]/1000000" office:value-type="float" office:value="0.074434" calcext:value-type="float">
            <text:p>0,074434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50701" calcext:value-type="float">
            <text:p>1,950701</text:p>
          </table:table-cell>
          <table:table-cell office:value-type="float" office:value="1.762751" calcext:value-type="float">
            <text:p>1,7627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43753" calcext:value-type="float">
            <text:p>743753</text:p>
          </table:table-cell>
          <table:table-cell table:formula="of:=[.G10]/1000000" office:value-type="float" office:value="0.743753" calcext:value-type="float">
            <text:p>0,74375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33646" calcext:value-type="float">
            <text:p>2,233646</text:p>
          </table:table-cell>
          <table:table-cell office:value-type="float" office:value="2.020436" calcext:value-type="float">
            <text:p>2,0204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462179" calcext:value-type="float">
            <text:p>7462179</text:p>
          </table:table-cell>
          <table:table-cell table:formula="of:=[.G11]/1000000" office:value-type="float" office:value="7.462179" calcext:value-type="float">
            <text:p>7,46217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15349" calcext:value-type="float">
            <text:p>2,515349</text:p>
          </table:table-cell>
          <table:table-cell office:value-type="float" office:value="2.275659" calcext:value-type="float">
            <text:p>2,2756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4682164" calcext:value-type="float">
            <text:p>74682164</text:p>
          </table:table-cell>
          <table:table-cell table:formula="of:=[.G12]/1000000" office:value-type="float" office:value="74.682164" calcext:value-type="float">
            <text:p>74,682164</text:p>
          </table:table-cell>
          <table:table-cell table:number-columns-repeated="8"/>
          <table:table-cell office:value-type="string" calcext:value-type="string">
            <text:p>Шаг</text:p>
          </table:table-cell>
          <table:table-cell office:value-type="string" calcext:value-type="string">
            <text:p>Работа алгоритма</text:p>
          </table:table-cell>
          <table:table-cell office:value-type="string" calcext:value-type="string">
            <text:p>Действия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91621" calcext:value-type="float">
            <text:p>2,791621</text:p>
          </table:table-cell>
          <table:table-cell office:value-type="float" office:value="2.528599" calcext:value-type="float">
            <text:p>2,5285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71817124" calcext:value-type="float">
            <text:p>671817124</text:p>
          </table:table-cell>
          <table:table-cell table:formula="of:=[.G13]/1000000" office:value-type="float" office:value="671.817124" calcext:value-type="float">
            <text:p>671,81712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um+=cos(0);</text:p>
          </table:table-cell>
          <table:table-cell office:value-type="string" calcext:value-type="string">
            <text:p>Находим высоту прямоугольника и суммируем ее</text:p>
          </table:table-cell>
        </table:table-row>
        <table:table-row table:style-name="ro1">
          <table:table-cell table:number-columns-repeated="5"/>
          <table:table-cell>
            <draw:frame draw:z-index="1" draw:style-name="gr1" draw:text-style-name="P1" svg:width="16.01cm" svg:height="8.992cm" svg:x="1.233cm" svg:y="0.195cm">
              <draw:object draw:notify-on-update-of-ranges="Sheet1.A4:Sheet1.A13 Sheet1.A4:Sheet1.A13 Sheet1.F4:Sheet1.F13 Sheet1.A4:Sheet1.A13 Sheet1.G4:Sheet1.G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draw:z-index="2" draw:style-name="gr1" draw:text-style-name="P1" svg:width="16.01cm" svg:height="8.992cm" svg:x="0.14cm" svg:y="0.098cm">
              <draw:object draw:notify-on-update-of-ranges="Sheet1.A4:Sheet1.A13 Sheet1.A4:Sheet1.A13 Sheet1.H4:Sheet1.H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m+=cos(1);</text:p>
          </table:table-cell>
          <table:table-cell office:value-type="string" calcext:value-type="string">
            <text:p>Находим высоту прямоугольника и суммируем ее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>
            <text:p>sum+=cos(2);</text:p>
          </table:table-cell>
          <table:table-cell office:value-type="string" calcext:value-type="string">
            <text:p>Находим высоту прямоугольника и суммируем ее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>
            <text:p>return sum * step</text:p>
          </table:table-cell>
          <table:table-cell office:value-type="string" calcext:value-type="string">
            <text:p>Возвращаем площадь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office:value-type="string" calcext:value-type="string">
            <text:p>Шаг</text:p>
          </table:table-cell>
          <table:table-cell office:value-type="string" calcext:value-type="string">
            <text:p>Работа алгоритма</text:p>
          </table:table-cell>
          <table:table-cell office:value-type="string" calcext:value-type="string">
            <text:p>Действия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sum+=cos(0); myIntegral(sum, step + 1);</text:p>
          </table:table-cell>
          <table:table-cell office:value-type="string" calcext:value-type="string">
            <text:p>Находим высоту прямоугольника и суммируем ее, передаем сумму и номер шага дальше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string" calcext:value-type="string">
            <text:p>sum+=cos(1); myIntegral(sum, step + 1);</text:p>
          </table:table-cell>
          <table:table-cell office:value-type="string" calcext:value-type="string">
            <text:p>Находим высоту прямоугольника и суммируем ее, передаем сумму и номер шага дальше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>
            <text:p>sum+=cos(2); myIntegral(sum, step + 1);</text:p>
          </table:table-cell>
          <table:table-cell office:value-type="string" calcext:value-type="string">
            <text:p>Находим высоту прямоугольника и суммируем ее, передаем сумму и номер шага дальше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>
            <text:p>return sum * step</text:p>
          </table:table-cell>
          <table:table-cell office:value-type="string" calcext:value-type="string">
            <text:p>Если достигли границы интегрирования, то возвращаем площадь</text:p>
          </table:table-cell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number-columns-repeated="18"/>
          <table:table-cell>
            <draw:frame draw:z-index="4" draw:style-name="gr1" draw:text-style-name="P1" svg:width="15.999cm" svg:height="8.999cm" svg:x="1.596cm" svg:y="0.318cm">
              <draw:object draw:notify-on-update-of-ranges="Sheet1.E10:Sheet1.E13 Sheet1.E10:Sheet1.E13 Sheet1.H10:Sheet1.H1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21:34:22.679353256</meta:creation-date>
    <dc:date>2023-04-08T14:17:09.466523053</dc:date>
    <meta:editing-duration>PT3H5M20S</meta:editing-duration>
    <meta:editing-cycles>3</meta:editing-cycles>
    <meta:generator>LibreOffice/7.5.2.2$Linux_X86_64 LibreOffice_project/50$Build-2</meta:generator>
    <meta:document-statistic meta:table-count="1" meta:cell-count="176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8.993cm" xlink:href=".." xlink:type="simple" chart:class="chart:scatter" chart:style-name="ch1">
        <chart:title svg:x="3.136cm" svg:y="0.315cm" chart:style-name="ch2">
          <text:p>Нахождение минимума функции на отрезке</text:p>
        </chart:title>
        <chart:legend chart:legend-position="end" svg:x="13.162cm" svg:y="3.945cm" style:legend-expansion="high" chart:style-name="ch3"/>
        <chart:plot-area chart:style-name="ch4" table:cell-range-address="Sheet1.A4:Sheet1.C13" chart:data-source-has-labels="both" svg:x="1.338cm" svg:y="1.287cm" svg:width="11.504cm" svg:height="6.539cm">
          <chart:coordinate-region svg:x="2.059cm" svg:y="1.488cm" svg:width="10.593cm" svg:height="5.688cm"/>
          <chart:axis chart:dimension="x" chart:name="primary-x" chart:style-name="ch5" chartooo:axis-type="auto">
            <chart:title svg:x="4.022cm" svg:y="8.006cm" chart:style-name="ch6">
              <text:p>Точность, кол-во знаков после запятой</text:p>
            </chart:title>
            <chart:categories table:cell-range-address="Sheet1.A4:Sheet1.A13"/>
          </chart:axis>
          <chart:axis chart:dimension="y" chart:name="primary-y" chart:style-name="ch7">
            <chart:title svg:x="0.451cm" svg:y="6.318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B4:Sheet1.B13" loext:label-string="рекурсия" chart:class="chart:scatter">
            <chart:domain table:cell-range-address="Sheet1.A4:Sheet1.A13"/>
            <chart:data-point chart:repeated="10"/>
          </chart:series>
          <chart:series chart:style-name="ch11" chart:values-cell-range-address="Sheet1.C4:Sheet1.C13" loext:label-string="итерация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рекурсия</text:p>
              </table:table-cell>
              <table:table-cell office:value-type="string">
                <text:p>итерация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13</svg:desc>
                </draw:g>
              </table:table-cell>
              <table:table-cell office:value-type="float" office:value="1">
                <text:p>1</text:p>
                <draw:g>
                  <svg:desc>Sheet1.A4:Sheet1.A13</svg:desc>
                </draw:g>
              </table:table-cell>
              <table:table-cell office:value-type="float" office:value="0.298889">
                <text:p>0.298889</text:p>
                <draw:g>
                  <svg:desc>Sheet1.B4:Sheet1.B13</svg:desc>
                </draw:g>
              </table:table-cell>
              <table:table-cell office:value-type="float" office:value="0.258013">
                <text:p>0.258013</text:p>
                <draw:g>
                  <svg:desc>Sheet1.C4:Sheet1.C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81459">
                <text:p>0.581459</text:p>
              </table:table-cell>
              <table:table-cell office:value-type="float" office:value="0.511688">
                <text:p>0.5116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50539">
                <text:p>0.850539</text:p>
              </table:table-cell>
              <table:table-cell office:value-type="float" office:value="0.760413">
                <text:p>0.7604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126498">
                <text:p>1.126498</text:p>
              </table:table-cell>
              <table:table-cell office:value-type="float" office:value="1.012176">
                <text:p>1.0121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5539">
                <text:p>1.405539</text:p>
              </table:table-cell>
              <table:table-cell office:value-type="float" office:value="1.266514">
                <text:p>1.2665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78397">
                <text:p>1.678397</text:p>
              </table:table-cell>
              <table:table-cell office:value-type="float" office:value="1.515109">
                <text:p>1.5151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950701">
                <text:p>1.950701</text:p>
              </table:table-cell>
              <table:table-cell office:value-type="float" office:value="1.762751">
                <text:p>1.7627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233646">
                <text:p>2.233646</text:p>
              </table:table-cell>
              <table:table-cell office:value-type="float" office:value="2.020436">
                <text:p>2.0204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515349">
                <text:p>2.515349</text:p>
              </table:table-cell>
              <table:table-cell office:value-type="float" office:value="2.275659">
                <text:p>2.2756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791621">
                <text:p>2.791621</text:p>
              </table:table-cell>
              <table:table-cell office:value-type="float" office:value="2.528599">
                <text:p>2.5285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8.993cm" xlink:href=".." xlink:type="simple" chart:class="chart:scatter" chart:style-name="ch1">
        <chart:title svg:x="5.394cm" svg:y="0.315cm" chart:style-name="ch2">
          <text:p>Нахождение интеграла</text:p>
        </chart:title>
        <chart:legend chart:legend-position="end" svg:x="13.162cm" svg:y="3.945cm" style:legend-expansion="high" chart:style-name="ch3"/>
        <chart:plot-area chart:style-name="ch4" table:cell-range-address="Sheet1.A4:Sheet1.A13 Sheet1.F4:Sheet1.G13" chart:data-source-has-labels="both" svg:x="1.338cm" svg:y="1.287cm" svg:width="11.504cm" svg:height="6.539cm">
          <chart:coordinate-region svg:x="3.282cm" svg:y="1.488cm" svg:width="9.37cm" svg:height="5.688cm"/>
          <chart:axis chart:dimension="x" chart:name="primary-x" chart:style-name="ch5" chartooo:axis-type="auto">
            <chart:title svg:x="4.022cm" svg:y="8.006cm" chart:style-name="ch6">
              <text:p>Точность, кол-во знаков после запятой</text:p>
            </chart:title>
            <chart:categories table:cell-range-address="Sheet1.A4:Sheet1.A13"/>
          </chart:axis>
          <chart:axis chart:dimension="y" chart:name="primary-y" chart:style-name="ch7">
            <chart:title svg:x="0.451cm" svg:y="6.318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F4:Sheet1.F13" loext:label-string="рекурсия" chart:class="chart:scatter">
            <chart:domain table:cell-range-address="Sheet1.A4:Sheet1.A13"/>
            <chart:data-point chart:repeated="10"/>
          </chart:series>
          <chart:series chart:style-name="ch11" chart:values-cell-range-address="Sheet1.G4:Sheet1.G13" loext:label-string="итерация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рекурсия</text:p>
              </table:table-cell>
              <table:table-cell office:value-type="string">
                <text:p>итерация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13</svg:desc>
                </draw:g>
              </table:table-cell>
              <table:table-cell office:value-type="float" office:value="1">
                <text:p>1</text:p>
                <draw:g>
                  <svg:desc>Sheet1.A4:Sheet1.A13</svg:desc>
                </draw:g>
              </table:table-cell>
              <table:table-cell office:value-type="float" office:value="0">
                <text:p>0</text:p>
                <draw:g>
                  <svg:desc>Sheet1.F4:Sheet1.F13</svg:desc>
                </draw:g>
              </table:table-cell>
              <table:table-cell office:value-type="float" office:value="14">
                <text:p>14</text:p>
                <draw:g>
                  <svg:desc>Sheet1.G4:Sheet1.G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4434">
                <text:p>744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43753">
                <text:p>7437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462179">
                <text:p>74621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4682164">
                <text:p>746821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71817124">
                <text:p>671817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8.993cm" xlink:href=".." xlink:type="simple" chart:class="chart:scatter" chart:style-name="ch1">
        <chart:title svg:x="1.983cm" svg:y="0.315cm" chart:style-name="ch2">
          <text:p>Нахождение интеграла без оптимизации компилятора</text:p>
        </chart:title>
        <chart:legend chart:legend-position="end" svg:x="13.162cm" svg:y="4.195cm" style:legend-expansion="high" chart:style-name="ch3"/>
        <chart:plot-area chart:style-name="ch4" table:cell-range-address="Sheet1.A4:Sheet1.A13 Sheet1.H4:Sheet1.H13" chart:data-source-has-labels="both" svg:x="1.338cm" svg:y="1.287cm" svg:width="11.504cm" svg:height="6.539cm">
          <chart:coordinate-region svg:x="2.153cm" svg:y="1.488cm" svg:width="10.499cm" svg:height="5.688cm"/>
          <chart:axis chart:dimension="x" chart:name="primary-x" chart:style-name="ch5" chartooo:axis-type="auto">
            <chart:title svg:x="4.022cm" svg:y="8.006cm" chart:style-name="ch6">
              <text:p>Точность, кол-во знаков после запятой</text:p>
            </chart:title>
            <chart:categories table:cell-range-address="Sheet1.A4:Sheet1.A13"/>
          </chart:axis>
          <chart:axis chart:dimension="y" chart:name="primary-y" chart:style-name="ch7">
            <chart:title svg:x="0.451cm" svg:y="5.848cm" chart:style-name="ch8">
              <text:p>Время, секунды</text:p>
            </chart:title>
            <chart:grid chart:style-name="ch9" chart:class="major"/>
          </chart:axis>
          <chart:series chart:style-name="ch10" chart:values-cell-range-address="Sheet1.H4:Sheet1.H13" loext:label-string="итерация" chart:class="chart:scatter">
            <chart:domain table:cell-range-address="Sheet1.A4:Sheet1.A13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итерация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13</svg:desc>
                </draw:g>
              </table:table-cell>
              <table:table-cell office:value-type="float" office:value="1">
                <text:p>1</text:p>
                <draw:g>
                  <svg:desc>Sheet1.A4:Sheet1.A13</svg:desc>
                </draw:g>
              </table:table-cell>
              <table:table-cell office:value-type="float" office:value="0.000014">
                <text:p>0.000014</text:p>
                <draw:g>
                  <svg:desc>Sheet1.H4:Sheet1.H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761">
                <text:p>0.0007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7482">
                <text:p>0.0074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74434">
                <text:p>0.0744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3753">
                <text:p>0.7437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462179">
                <text:p>7.4621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.682164">
                <text:p>74.6821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71.817124">
                <text:p>671.8171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1cm"/>
      <style:paragraph-properties style:writing-mode="lr-tb"/>
    </style:style>
    <style:style style:name="P1" style:family="paragraph">
      <style:text-properties fo:font-family="Albany" style:font-family-generic="roman" style:font-pitch="variable" fo:font-size="10pt" style:font-size-asian="10pt" style:font-size-complex="10pt"/>
    </style:style>
    <style:style style:name="P2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16cm" svg:height="9cm" xlink:href=".." xlink:type="simple" chart:class="chart:scatter" chart:style-name="ch1">
        <chart:title svg:x="4.53cm" svg:y="0.316cm" chart:style-name="ch2">
          <text:p>Нахождение интеграла часть 1</text:p>
        </chart:title>
        <chart:legend chart:legend-position="end" svg:x="13.151cm" svg:y="4.199cm" style:legend-expansion="high" chart:style-name="ch3"/>
        <chart:plot-area chart:style-name="ch4" table:cell-range-address="Sheet1.E4:Sheet1.E9 Sheet1.G4:Sheet1.G9" chart:data-source-has-labels="both" svg:x="1.338cm" svg:y="1.289cm" svg:width="11.493cm" svg:height="6.543cm">
          <chart:coordinate-region svg:x="2.53cm" svg:y="1.49cm" svg:width="10.205cm" svg:height="5.692cm"/>
          <chart:axis chart:dimension="x" chart:name="primary-x" chart:style-name="ch5" chartooo:axis-type="auto">
            <chart:title svg:x="4.016cm" svg:y="8.013cm" chart:style-name="ch6">
              <text:p>Точность, кол-во знаков после запятой</text:p>
            </chart:title>
            <chart:categories table:cell-range-address="Sheet1.E4:Sheet1.E9"/>
          </chart:axis>
          <chart:axis chart:dimension="y" chart:name="primary-y" chart:style-name="ch7">
            <chart:title svg:x="0.451cm" svg:y="6.322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G4:Sheet1.G9" loext:label-string="итерация" chart:class="chart:scatter">
            <chart:domain table:cell-range-address="Sheet1.E4:Sheet1.E9"/>
            <chart:data-point chart:repeated="6"/>
          </chart:series>
          <chart:wall chart:style-name="ch11"/>
          <chart:floor chart:style-name="ch12"/>
        </chart:plot-area>
        <draw:frame draw:style-name="gr1" draw:text-style-name="P2" svg:width="0.002cm" svg:height="0.801cm" svg:x="1.787cm" svg:y="-0.2cm">
          <draw:text-box>
            <text:p text:style-name="P1"/>
            <text:p text:style-name="P1"/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терация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4:Sheet1.E9</svg:desc>
                </draw:g>
              </table:table-cell>
              <table:table-cell office:value-type="float" office:value="14">
                <text:p>14</text:p>
                <draw:g>
                  <svg:desc>Sheet1.G4:Sheet1.G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4434">
                <text:p>744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401cm" fo:min-width="3.577cm"/>
      <style:paragraph-properties style:writing-mode="lr-tb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16cm" svg:height="9cm" xlink:href=".." xlink:type="simple" chart:class="chart:scatter" chart:style-name="ch1">
        <chart:title svg:x="4.53cm" svg:y="0.316cm" chart:style-name="ch2">
          <text:p>Нахождение интеграла часть 2</text:p>
        </chart:title>
        <chart:legend chart:legend-position="end" svg:x="13.151cm" svg:y="4.199cm" style:legend-expansion="high" chart:style-name="ch3"/>
        <chart:plot-area chart:style-name="ch4" table:cell-range-address="Sheet1.E10:Sheet1.E13 Sheet1.H10:Sheet1.H13" chart:data-source-has-labels="both" svg:x="1.338cm" svg:y="1.289cm" svg:width="11.493cm" svg:height="6.543cm">
          <chart:coordinate-region svg:x="2.153cm" svg:y="1.49cm" svg:width="10.347cm" svg:height="5.692cm"/>
          <chart:axis chart:dimension="x" chart:name="primary-x" chart:style-name="ch5" chartooo:axis-type="auto">
            <chart:title svg:x="4.016cm" svg:y="8.013cm" chart:style-name="ch6">
              <text:p>Точность, кол-во знаков после запятой</text:p>
            </chart:title>
            <chart:categories table:cell-range-address="Sheet1.E10:Sheet1.E13"/>
          </chart:axis>
          <chart:axis chart:dimension="y" chart:name="primary-y" chart:style-name="ch7">
            <chart:title svg:x="0.451cm" svg:y="5.852cm" chart:style-name="ch8">
              <text:p>Время, секунды</text:p>
            </chart:title>
            <chart:grid chart:style-name="ch9" chart:class="major"/>
          </chart:axis>
          <chart:series chart:style-name="ch10" chart:values-cell-range-address="Sheet1.H10:Sheet1.H13" loext:label-string="итерация" chart:class="chart:scatter">
            <chart:domain table:cell-range-address="Sheet1.E10:Sheet1.E13"/>
            <chart:data-point chart:repeated="4"/>
          </chart:series>
          <chart:wall chart:style-name="ch11"/>
          <chart:floor chart:style-name="ch12"/>
        </chart:plot-area>
        <draw:frame draw:style-name="gr1" draw:text-style-name="P1" svg:width="3.577cm" svg:height="0.401cm" svg:x="0cm" svg:y="0cm">
          <draw:text-box>
            <text:p><text:span text:style-name="T1"/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итерация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10:Sheet1.E13</svg:desc>
                </draw:g>
              </table:table-cell>
              <table:table-cell office:value-type="float" office:value="7">
                <text:p>7</text:p>
                <draw:g>
                  <svg:desc>Sheet1.E10:Sheet1.E13</svg:desc>
                </draw:g>
              </table:table-cell>
              <table:table-cell office:value-type="float" office:value="0.743753">
                <text:p>0.743753</text:p>
                <draw:g>
                  <svg:desc>Sheet1.H10:Sheet1.H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62179">
                <text:p>7.4621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4.682164">
                <text:p>74.6821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71.817124">
                <text:p>671.8171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